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292" calcext:value-type="float">
            <text:p>65.2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272" calcext:value-type="float">
            <text:p>63.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8112" calcext:value-type="float">
            <text:p>62.6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201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1648" calcext:value-type="float">
            <text:p>65.0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5328" calcext:value-type="float">
            <text:p>63.9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2006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0392" calcext:value-type="float">
            <text:p>65.6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4944" calcext:value-type="float">
            <text:p>65.4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199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9184" calcext:value-type="float">
            <text:p>61.2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199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199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199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198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3928" calcext:value-type="float">
            <text:p>60.3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198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198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198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198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198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198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197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208" calcext:value-type="float">
            <text:p>59.5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197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197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197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197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401</text:p>
          </table:table-cell>
          <table:table-cell office:value-type="string" calcext:value-type="string">
            <text:p>197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